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steroid</text:h>
      <text:p text:style-name="Preformatted_20_Text"/>
      <text:p text:style-name="Preformatted_20_Text">using UnityEngine;</text:p>
      <text:p text:style-name="Preformatted_20_Text">public class Asteroid : MonoBehaviour</text:p>
      <text:p text:style-name="Preformatted_20_Text">{</text:p>
      <text:p text:style-name="Preformatted_20_Text"><text:s text:c="4"/>private bool b = true;</text:p>
      <text:p text:style-name="Preformatted_20_Text"><text:s text:c="4"/>[SerializeField] private GameObject player;</text:p>
      <text:p text:style-name="Preformatted_20_Text"/>
      <text:p text:style-name="Preformatted_20_Text"><text:s text:c="4"/>[SerializeField] private GameObject destroyedAstroid;</text:p>
      <text:p text:style-name="Preformatted_20_Text"><text:s text:c="4"/>[SerializeField] private float health = 1000;</text:p>
      <text:p text:style-name="Preformatted_20_Text"><text:s text:c="4"/>[SerializeField] private GameObject parAsteroid;</text:p>
      <text:p text:style-name="Preformatted_20_Text"><text:s text:c="4"/>private void OnCollisionEnter(Collision col)</text:p>
      <text:p text:style-name="Preformatted_20_Text"><text:s text:c="4"/>{</text:p>
      <text:p text:style-name="Preformatted_20_Text"><text:s text:c="8"/>if (col.gameObject.tag == "Shot")</text:p>
      <text:p text:style-name="Preformatted_20_Text"><text:s text:c="8"/>{</text:p>
      <text:p text:style-name="Preformatted_20_Text"><text:s text:c="12"/>health -= 334;</text:p>
      <text:p text:style-name="Preformatted_20_Text"><text:s text:c="12"/>Destroy(col.gameObject);</text:p>
      <text:p text:style-name="Preformatted_20_Text"><text:s text:c="8"/>}</text:p>
      <text:p text:style-name="Preformatted_20_Text"><text:s text:c="8"/>if (col.gameObject.tag == "Player")</text:p>
      <text:p text:style-name="Preformatted_20_Text"><text:s text:c="8"/>{</text:p>
      <text:p text:style-name="Preformatted_20_Text"><text:s text:c="12"/>health = 0;</text:p>
      <text:p text:style-name="Preformatted_20_Text"><text:s text:c="12"/>player.GetComponent&lt;Variables&gt;().health -= 200;</text:p>
      <text:p text:style-name="Preformatted_20_Text"><text:s text:c="8"/>}</text:p>
      <text:p text:style-name="Preformatted_20_Text"><text:s text:c="4"/>}</text:p>
      <text:p text:style-name="Preformatted_20_Text"><text:s text:c="4"/>void Start() {</text:p>
      <text:p text:style-name="Preformatted_20_Text"><text:s text:c="8"/>player = GameObject.Find("player");</text:p>
      <text:p text:style-name="Preformatted_20_Text"><text:s text:c="4"/>}</text:p>
      <text:p text:style-name="Preformatted_20_Text"><text:s text:c="4"/>void Update()</text:p>
      <text:p text:style-name="Preformatted_20_Text"><text:s text:c="4"/>{</text:p>
      <text:p text:style-name="Preformatted_20_Text"><text:s text:c="8"/>if ((health &lt;= 0) &amp; b)</text:p>
      <text:p text:style-name="Preformatted_20_Text"><text:s text:c="8"/>{</text:p>
      <text:p text:style-name="Preformatted_20_Text"><text:s text:c="12"/>GameObject dast;</text:p>
      <text:p text:style-name="Preformatted_20_Text"><text:s text:c="12"/>dast = Instantiate(destroyedAstroid, parAsteroid.transform);</text:p>
      <text:p text:style-name="Preformatted_20_Text"><text:s text:c="12"/>dast.transform.position = transform.position;</text:p>
      <text:p text:style-name="Preformatted_20_Text"><text:s text:c="12"/>dast.transform.rotation = transform.rotation;</text:p>
      <text:p text:style-name="Preformatted_20_Text"><text:s text:c="12"/>dast.transform.localScale = transform.localScale;</text:p>
      <text:p text:style-name="Preformatted_20_Text"/>
      <text:p text:style-name="Preformatted_20_Text"><text:s text:c="12"/>player.GetComponent&lt;Variables&gt;().score += 1;</text:p>
      <text:p text:style-name="Preformatted_20_Text"><text:s text:c="12"/></text:p>
      <text:p text:style-name="Preformatted_20_Text"><text:s text:c="12"/>Destroy(gameObject); <text:s text:c="10"/>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/>
      <text:h text:style-name="Heading_20_2" text:outline-level="2">AsteroidSpawner</text:h>
      <text:p text:style-name="Text_20_body">using UnityEngine;</text:p>
      <text:p text:style-name="Text_20_body">public class AsteroidSpawner : MonoBehaviour</text:p>
      <text:p text:style-name="Text_20_body">{</text:p>
      <text:p text:style-name="Text_20_body"><text:s text:c="4"/>[SerializeField] private GameObject asteroid;</text:p>
      <text:p text:style-name="Text_20_body"><text:s text:c="4"/>[SerializeField] private int numbAsteroids = 500;</text:p>
      <text:p text:style-name="Text_20_body"><text:s text:c="4"/>[SerializeField] private float spacing = 500;</text:p>
      <text:p text:style-name="Text_20_body"><text:s text:c="4"/>[SerializeField] private float size= 20;</text:p>
      <text:p text:style-name="Text_20_body"><text:soft-page-break/><text:s text:c="4"/>private float tmpsize;</text:p>
      <text:p text:style-name="Text_20_body"/>
      <text:p text:style-name="Text_20_body"><text:s text:c="4"/>private GameObject ast;</text:p>
      <text:p text:style-name="Text_20_body"><text:s text:c="4"/>public GameObject asteroidContainer;</text:p>
      <text:p text:style-name="Text_20_body"><text:s text:c="4"/>private void Start()</text:p>
      <text:p text:style-name="Text_20_body"><text:s text:c="4"/>{</text:p>
      <text:p text:style-name="Text_20_body"><text:s text:c="8"/>asteroidContainer = new GameObject("AsteroidContainer");</text:p>
      <text:p text:style-name="Text_20_body"><text:s text:c="8"/>SpawnAsteroids(numbAsteroids, spacing, size);</text:p>
      <text:p text:style-name="Text_20_body"><text:s text:c="4"/>}</text:p>
      <text:p text:style-name="Text_20_body"><text:s text:c="4"/>void SpawnAsteroids(int numberAsterorids, float spacing, float size)</text:p>
      <text:p text:style-name="Text_20_body"><text:s text:c="4"/>{</text:p>
      <text:p text:style-name="Text_20_body"><text:s text:c="8"/>int i = 0;</text:p>
      <text:p text:style-name="Text_20_body"><text:s text:c="8"/>while (i &lt; numberAsterorids)</text:p>
      <text:p text:style-name="Text_20_body"><text:s text:c="8"/>{</text:p>
      <text:p text:style-name="Text_20_body"><text:s text:c="12"/>tmpsize = size*Random.Range(0.5f, 2f); </text:p>
      <text:p text:style-name="Text_20_body"/>
      <text:p text:style-name="Text_20_body"><text:s text:c="12"/>Vector3 position = new Vector3(spacing * NextGaussian(), spacing * NextGaussian(), spacing * NextGaussian()); ;</text:p>
      <text:p text:style-name="Text_20_body"><text:s text:c="12"/>Quaternion rotation = new Quaternion(Random.Range(0f, 360f), Random.Range(0f, 360f), Random.Range(0f, 360f), Random.Range(0f, 360f));</text:p>
      <text:p text:style-name="Text_20_body"><text:s text:c="12"/>Vector3 scale = new Vector3(tmpsize, tmpsize, tmpsize); ;</text:p>
      <text:p text:style-name="Text_20_body"><text:s text:c="12"/>ast = Instantiate(asteroid, asteroidContainer.transform);</text:p>
      <text:p text:style-name="Text_20_body"><text:s text:c="12"/></text:p>
      <text:p text:style-name="Text_20_body"><text:s text:c="12"/>ast.transform.rotation = rotation;</text:p>
      <text:p text:style-name="Text_20_body"><text:s text:c="12"/>ast.transform.position = position;</text:p>
      <text:p text:style-name="Text_20_body"><text:s text:c="12"/>ast.transform.localScale = scale;</text:p>
      <text:p text:style-name="Text_20_body"><text:s text:c="12"/>i++;</text:p>
      <text:p text:style-name="Text_20_body"><text:s text:c="8"/>}</text:p>
      <text:p text:style-name="Text_20_body"><text:s text:c="4"/>}</text:p>
      <text:p text:style-name="Text_20_body"><text:s text:c="4"/>public static float NextGaussian()</text:p>
      <text:p text:style-name="Text_20_body"><text:s text:c="4"/>{</text:p>
      <text:p text:style-name="Text_20_body"><text:s text:c="8"/>float v1, v2, s;</text:p>
      <text:p text:style-name="Text_20_body"><text:soft-page-break/><text:s text:c="8"/>do</text:p>
      <text:p text:style-name="Text_20_body"><text:s text:c="8"/>{</text:p>
      <text:p text:style-name="Text_20_body"><text:s text:c="12"/>v1 = 2.0f * Random.Range(0f, 1f) - 1.0f;</text:p>
      <text:p text:style-name="Text_20_body"><text:s text:c="12"/>v2 = 2.0f * Random.Range(0f, 1f) - 1.0f;</text:p>
      <text:p text:style-name="Text_20_body"><text:s text:c="12"/>s = v1 * v1 + v2 * v2;</text:p>
      <text:p text:style-name="Text_20_body"><text:s text:c="8"/>} while (s &gt;= 1.0f || s == 0f);</text:p>
      <text:p text:style-name="Text_20_body"/>
      <text:p text:style-name="Text_20_body"><text:s text:c="8"/>s = Mathf.Sqrt((-2.0f * Mathf.Log(s)) / s);</text:p>
      <text:p text:style-name="Text_20_body"/>
      <text:p text:style-name="Text_20_body"><text:s text:c="8"/>return v1 * s;</text:p>
      <text:p text:style-name="Text_20_body"><text:s text:c="4"/>}</text:p>
      <text:p text:style-name="Text_20_body">}</text:p>
      <text:h text:style-name="Heading_20_2" text:outline-level="2">Bars</text:h>
      <text:p text:style-name="Text_20_body"/>
      <text:p text:style-name="Text_20_body">using System.Collections;</text:p>
      <text:p text:style-name="Text_20_body">using System.Collections.Generic;</text:p>
      <text:p text:style-name="Text_20_body">using UnityEngine;</text:p>
      <text:p text:style-name="Text_20_body"/>
      <text:p text:style-name="Text_20_body">public class Bars : MonoBehaviour</text:p>
      <text:p text:style-name="Text_20_body">{</text:p>
      <text:p text:style-name="Text_20_body"><text:s text:c="4"/>private static GameObject healthBar;</text:p>
      <text:p text:style-name="Text_20_body"><text:s text:c="4"/>private static GameObject energyBar;</text:p>
      <text:p text:style-name="Text_20_body"><text:s text:c="4"/>private static GameObject energyShieldBar;</text:p>
      <text:p text:style-name="Text_20_body"/>
      <text:p text:style-name="Text_20_body"><text:s text:c="4"/>void Start()</text:p>
      <text:p text:style-name="Text_20_body"><text:s text:c="4"/>{</text:p>
      <text:p text:style-name="Text_20_body"><text:s text:c="8"/>healthBar = GameObject.Find("HealthBar");</text:p>
      <text:p text:style-name="Text_20_body"><text:s text:c="8"/>energyBar = GameObject.Find("EnergyBar");</text:p>
      <text:p text:style-name="Text_20_body"><text:s text:c="8"/>energyShieldBar = GameObject.Find("EnergyShieldBar");</text:p>
      <text:p text:style-name="Text_20_body"><text:s text:c="4"/>}</text:p>
      <text:p text:style-name="Text_20_body"/>
      <text:p text:style-name="Text_20_body"><text:soft-page-break/><text:s text:c="4"/>public static void SetSize(float health, float energy, float energyShield)</text:p>
      <text:p text:style-name="Text_20_body"><text:s text:c="4"/>{</text:p>
      <text:p text:style-name="Text_20_body"><text:s text:c="8"/>healthBar.transform.localScale = new Vector3(health, 1f);</text:p>
      <text:p text:style-name="Text_20_body"><text:s text:c="8"/>energyBar.transform.localScale = new Vector3(energy, 1f);</text:p>
      <text:p text:style-name="Text_20_body"><text:s text:c="8"/>energyShieldBar.transform.localScale = new Vector3(energyShield, 1f);</text:p>
      <text:p text:style-name="Text_20_body"><text:s text:c="4"/>}</text:p>
      <text:p text:style-name="Text_20_body">}</text:p>
      <text:p text:style-name="Text_20_body"/>
      <text:h text:style-name="Heading_20_2" text:outline-level="2">KeyManager</text:h>
      <text:p text:style-name="Text_20_body">using System.Collections;</text:p>
      <text:p text:style-name="Text_20_body">using System.Collections.Generic;</text:p>
      <text:p text:style-name="Text_20_body">using UnityEngine;</text:p>
      <text:p text:style-name="Text_20_body"/>
      <text:p text:style-name="Text_20_body">public static class KeyManager</text:p>
      <text:p text:style-name="Text_20_body">{</text:p>
      <text:p text:style-name="Text_20_body"><text:s text:c="4"/>//private static string keyshoot = "space";</text:p>
      <text:p text:style-name="Text_20_body"><text:s text:c="4"/>private static string keyup = "s";</text:p>
      <text:p text:style-name="Text_20_body"><text:s text:c="4"/>private static string keydown = "w";</text:p>
      <text:p text:style-name="Text_20_body"><text:s text:c="4"/>private static string keyright = "d";</text:p>
      <text:p text:style-name="Text_20_body"><text:s text:c="4"/>private static string keyleft = "a";</text:p>
      <text:p text:style-name="Text_20_body"><text:s text:c="4"/>private static string keyquit = "escape";</text:p>
      <text:p text:style-name="Text_20_body"/>
      <text:p text:style-name="Text_20_body"><text:s text:c="4"/>private static bool shoot() { return Input.GetMouseButtonDown(0); }</text:p>
      <text:p text:style-name="Text_20_body"><text:s text:c="4"/>private static bool goUp() { return Input.GetKey(keyup); }</text:p>
      <text:p text:style-name="Text_20_body"><text:s text:c="4"/>private static bool goDown() { return Input.GetKey(keydown); }</text:p>
      <text:p text:style-name="Text_20_body"><text:s text:c="4"/>private static bool goRight() { return Input.GetKey(keyright); }</text:p>
      <text:p text:style-name="Text_20_body"><text:s text:c="4"/>private static bool goLeft() { return Input.GetKey(keyleft); }</text:p>
      <text:p text:style-name="Text_20_body"><text:s text:c="4"/>private static bool goQuit() { return Input.GetKey(keyquit); }</text:p>
      <text:p text:style-name="Text_20_body"/>
      <text:p text:style-name="Text_20_body"><text:s text:c="4"/>public static bool Shoot()</text:p>
      <text:p text:style-name="Text_20_body"><text:s text:c="4"/>{</text:p>
      <text:p text:style-name="Text_20_body"><text:soft-page-break/><text:s text:c="8"/>bool b = false;</text:p>
      <text:p text:style-name="Text_20_body"><text:s text:c="8"/>if (shoot())</text:p>
      <text:p text:style-name="Text_20_body"><text:s text:c="8"/>{ b = true; }</text:p>
      <text:p text:style-name="Text_20_body"><text:s text:c="8"/>return b;</text:p>
      <text:p text:style-name="Text_20_body"><text:s text:c="4"/>}</text:p>
      <text:p text:style-name="Text_20_body"><text:s text:c="4"/>public static bool GoUp()</text:p>
      <text:p text:style-name="Text_20_body"><text:s text:c="4"/>{</text:p>
      <text:p text:style-name="Text_20_body"><text:s text:c="8"/>bool b = false;</text:p>
      <text:p text:style-name="Text_20_body"><text:s text:c="8"/>if ((goUp()))</text:p>
      <text:p text:style-name="Text_20_body"><text:s text:c="8"/>{</text:p>
      <text:p text:style-name="Text_20_body"><text:s text:c="12"/>b = true;</text:p>
      <text:p text:style-name="Text_20_body"><text:s text:c="8"/>}</text:p>
      <text:p text:style-name="Text_20_body"><text:s text:c="8"/>return b;</text:p>
      <text:p text:style-name="Text_20_body"><text:s text:c="4"/>}</text:p>
      <text:p text:style-name="Text_20_body"><text:s text:c="4"/>public static bool GoDown()</text:p>
      <text:p text:style-name="Text_20_body"><text:s text:c="4"/>{</text:p>
      <text:p text:style-name="Text_20_body"><text:s text:c="8"/>bool b = false;</text:p>
      <text:p text:style-name="Text_20_body"><text:s text:c="8"/>if (goDown())</text:p>
      <text:p text:style-name="Text_20_body"><text:s text:c="8"/>{</text:p>
      <text:p text:style-name="Text_20_body"><text:s text:c="12"/>b = true;</text:p>
      <text:p text:style-name="Text_20_body"><text:s text:c="8"/>}</text:p>
      <text:p text:style-name="Text_20_body"><text:s text:c="8"/>return b;</text:p>
      <text:p text:style-name="Text_20_body"><text:s text:c="4"/>}</text:p>
      <text:p text:style-name="Text_20_body"><text:s text:c="4"/>public static bool GoRight()</text:p>
      <text:p text:style-name="Text_20_body"><text:s text:c="4"/>{</text:p>
      <text:p text:style-name="Text_20_body"><text:s text:c="8"/>bool b = false;</text:p>
      <text:p text:style-name="Text_20_body"><text:s text:c="8"/>if (goRight())</text:p>
      <text:p text:style-name="Text_20_body"><text:s text:c="8"/>{</text:p>
      <text:p text:style-name="Text_20_body"><text:s text:c="12"/>b = true;</text:p>
      <text:p text:style-name="Text_20_body"><text:s text:c="8"/>}</text:p>
      <text:p text:style-name="Text_20_body"><text:s text:c="8"/>return b;</text:p>
      <text:p text:style-name="Text_20_body"><text:s text:c="4"/>}</text:p>
      <text:p text:style-name="Text_20_body"><text:soft-page-break/><text:s text:c="4"/>public static bool GoLeft()</text:p>
      <text:p text:style-name="Text_20_body"><text:s text:c="4"/>{</text:p>
      <text:p text:style-name="Text_20_body"><text:s text:c="8"/>bool b = false;</text:p>
      <text:p text:style-name="Text_20_body"><text:s text:c="8"/>if (goLeft())</text:p>
      <text:p text:style-name="Text_20_body"><text:s text:c="8"/>{</text:p>
      <text:p text:style-name="Text_20_body"><text:s text:c="12"/>b = true;</text:p>
      <text:p text:style-name="Text_20_body"><text:s text:c="8"/>}</text:p>
      <text:p text:style-name="Text_20_body"><text:s text:c="8"/>return b;</text:p>
      <text:p text:style-name="Text_20_body"><text:s text:c="4"/>}</text:p>
      <text:p text:style-name="Text_20_body"><text:s text:c="4"/>public static bool GoQuit()</text:p>
      <text:p text:style-name="Text_20_body"><text:s text:c="4"/>{</text:p>
      <text:p text:style-name="Text_20_body"><text:s text:c="8"/>bool b = false;</text:p>
      <text:p text:style-name="Text_20_body"><text:s text:c="8"/>if (goQuit())</text:p>
      <text:p text:style-name="Text_20_body"><text:s text:c="8"/>{</text:p>
      <text:p text:style-name="Text_20_body"><text:s text:c="12"/>b = true;</text:p>
      <text:p text:style-name="Text_20_body"><text:s text:c="8"/>}</text:p>
      <text:p text:style-name="Text_20_body"><text:s text:c="8"/>return b;</text:p>
      <text:p text:style-name="Text_20_body"><text:s text:c="4"/>}</text:p>
      <text:p text:style-name="Text_20_body"/>
      <text:p text:style-name="Text_20_body">}</text:p>
      <text:p text:style-name="Text_20_body"/>
      <text:h text:style-name="Heading_20_2" text:outline-level="2">MainKamera</text:h>
      <text:p text:style-name="Text_20_body">using UnityEngine;</text:p>
      <text:p text:style-name="Text_20_body">public class MainKamera : MonoBehaviour</text:p>
      <text:p text:style-name="Text_20_body">{</text:p>
      <text:p text:style-name="Text_20_body"><text:s text:c="4"/>[SerializeField] private GameObject target = null;</text:p>
      <text:p text:style-name="Text_20_body"><text:s text:c="4"/>[SerializeField] private float distanceDamp = 5;</text:p>
      <text:p text:style-name="Text_20_body"><text:s text:c="4"/>[SerializeField] private float rotationDamp = 4;</text:p>
      <text:p text:style-name="Text_20_body"><text:s text:c="4"/>[SerializeField] private Vector3 defaltDistance = new Vector3(0, 6, -15);</text:p>
      <text:p text:style-name="Text_20_body"/>
      <text:p text:style-name="Text_20_body"><text:s text:c="4"/>private Vector3 AimPos;</text:p>
      <text:p text:style-name="Text_20_body"><text:soft-page-break/><text:s text:c="4"/>private Quaternion AimRot;</text:p>
      <text:p text:style-name="Text_20_body"><text:s text:c="4"/></text:p>
      <text:p text:style-name="Text_20_body"><text:s text:c="4"/>private void Update()</text:p>
      <text:p text:style-name="Text_20_body"><text:s text:c="4"/>{</text:p>
      <text:p text:style-name="Text_20_body"><text:s text:c="8"/>AimPos = target.transform.position + (target.transform.rotation * defaltDistance); <text:s/></text:p>
      <text:p text:style-name="Text_20_body"><text:s text:c="8"/>transform.position = Vector3.Slerp(transform.position, AimPos, Time.deltaTime*distanceDamp);</text:p>
      <text:p text:style-name="Text_20_body"/>
      <text:p text:style-name="Text_20_body"><text:s text:c="8"/>AimRot = Quaternion.LookRotation(target.transform.position - transform.position, target.transform.up); <text:s/></text:p>
      <text:p text:style-name="Text_20_body"><text:s text:c="8"/>transform.rotation = Quaternion.Lerp(transform.rotation, AimRot, rotationDamp * Time.deltaTime); <text:s text:c="5"/></text:p>
      <text:p text:style-name="Text_20_body"><text:s text:c="4"/>}</text:p>
      <text:p text:style-name="Text_20_body">}</text:p>
      <text:p text:style-name="Text_20_body"/>
      <text:h text:style-name="Heading_20_2" text:outline-level="2">Movement</text:h>
      <text:p text:style-name="Text_20_body">using UnityEngine;</text:p>
      <text:p text:style-name="Text_20_body"/>
      <text:p text:style-name="Text_20_body">public class Movement : MonoBehaviour</text:p>
      <text:p text:style-name="Text_20_body">{</text:p>
      <text:p text:style-name="Text_20_body"><text:s text:c="4"/>[SerializeField] public static float velocity = 10;</text:p>
      <text:p text:style-name="Text_20_body"><text:s text:c="4"/>[SerializeField] private float sidewaysForce = 500;</text:p>
      <text:p text:style-name="Text_20_body"><text:s text:c="4"/>[SerializeField] private float accelerationEnergyCost = 10;</text:p>
      <text:p text:style-name="Text_20_body"/>
      <text:p text:style-name="Text_20_body"><text:s text:c="4"/>private Rigidbody rb;</text:p>
      <text:p text:style-name="Text_20_body"><text:s text:c="4"/>private void Start()</text:p>
      <text:p text:style-name="Text_20_body"><text:s text:c="4"/>{</text:p>
      <text:p text:style-name="Text_20_body"><text:s text:c="8"/>rb = GetComponent&lt;Rigidbody&gt;();</text:p>
      <text:p text:style-name="Text_20_body"><text:s text:c="4"/>}</text:p>
      <text:p text:style-name="Text_20_body"/>
      <text:p text:style-name="Text_20_body"><text:s text:c="4"/>private void FixedUpdate()</text:p>
      <text:p text:style-name="Text_20_body"><text:s text:c="4"/>{</text:p>
      <text:p text:style-name="Text_20_body"><text:soft-page-break/><text:s text:c="8"/>rb.AddForce(Variables.shipAcceleration * transform.forward);</text:p>
      <text:p text:style-name="Text_20_body"/>
      <text:p text:style-name="Text_20_body"><text:s text:c="8"/>if (KeyManager.GoUp())</text:p>
      <text:p text:style-name="Text_20_body"><text:s text:c="8"/>{</text:p>
      <text:p text:style-name="Text_20_body"><text:s text:c="12"/>rb.AddTorque(transform.right * -sidewaysForce * 60 * Time.deltaTime);</text:p>
      <text:p text:style-name="Text_20_body"><text:s text:c="8"/>}</text:p>
      <text:p text:style-name="Text_20_body"><text:s text:c="8"/>if (KeyManager.GoLeft())</text:p>
      <text:p text:style-name="Text_20_body"><text:s text:c="8"/>{</text:p>
      <text:p text:style-name="Text_20_body"><text:s text:c="12"/>rb.AddTorque(transform.up * -sidewaysForce * 60 * Time.deltaTime);</text:p>
      <text:p text:style-name="Text_20_body"><text:s text:c="8"/>}</text:p>
      <text:p text:style-name="Text_20_body"><text:s text:c="8"/>if (KeyManager.GoDown())</text:p>
      <text:p text:style-name="Text_20_body"><text:s text:c="8"/>{</text:p>
      <text:p text:style-name="Text_20_body"><text:s text:c="12"/>rb.AddTorque(transform.right * sidewaysForce * 60 * Time.deltaTime);</text:p>
      <text:p text:style-name="Text_20_body"><text:s text:c="8"/>}</text:p>
      <text:p text:style-name="Text_20_body"><text:s text:c="8"/>if (KeyManager.GoRight())</text:p>
      <text:p text:style-name="Text_20_body"><text:s text:c="8"/>{</text:p>
      <text:p text:style-name="Text_20_body"><text:s text:c="12"/>rb.AddTorque(transform.up * sidewaysForce * 60 * Time.deltaTime);</text:p>
      <text:p text:style-name="Text_20_body"><text:s text:c="8"/>}</text:p>
      <text:p text:style-name="Text_20_body"/>
      <text:p text:style-name="Text_20_body"><text:s text:c="8"/>if (velocity + Variables.shipAcceleration &gt;= 0)</text:p>
      <text:p text:style-name="Text_20_body"><text:s text:c="8"/>{</text:p>
      <text:p text:style-name="Text_20_body"><text:s text:c="12"/>if (Variables.LeftEnergy() &gt;= Variables.shipAcceleration)</text:p>
      <text:p text:style-name="Text_20_body"><text:s text:c="12"/>{</text:p>
      <text:p text:style-name="Text_20_body"><text:s text:c="16"/>Variables.AddEnergy(accelerationEnergyCost * Mathf.Abs(Variables.shipAcceleration) * -1);</text:p>
      <text:p text:style-name="Text_20_body"><text:s text:c="16"/>velocity += Variables.shipAcceleration;</text:p>
      <text:p text:style-name="Text_20_body"><text:s text:c="16"/>Variables.ScrollWheel -= Variables.shipAcceleration * 0.2f;</text:p>
      <text:p text:style-name="Text_20_body"><text:s text:c="12"/>}</text:p>
      <text:p text:style-name="Text_20_body"><text:s text:c="12"/>else</text:p>
      <text:p text:style-name="Text_20_body"><text:s text:c="12"/>{</text:p>
      <text:p text:style-name="Text_20_body"><text:s text:c="16"/>Variables.ScrollWheel -= Variables.shipAcceleration * 0.2f;</text:p>
      <text:p text:style-name="Text_20_body"><text:s text:c="12"/>}</text:p>
      <text:p text:style-name="Text_20_body"><text:soft-page-break/><text:s text:c="8"/>}</text:p>
      <text:p text:style-name="Text_20_body"><text:s text:c="8"/>else</text:p>
      <text:p text:style-name="Text_20_body"><text:s text:c="8"/>{</text:p>
      <text:p text:style-name="Text_20_body"><text:s text:c="12"/>velocity = 0;</text:p>
      <text:p text:style-name="Text_20_body"><text:s text:c="8"/>}</text:p>
      <text:p text:style-name="Text_20_body"><text:s text:c="8"/>rb.velocity = velocity * transform.forward;</text:p>
      <text:p text:style-name="Text_20_body"><text:s text:c="4"/>}</text:p>
      <text:p text:style-name="Text_20_body">}</text:p>
      <text:p text:style-name="Text_20_body"/>
      <text:h text:style-name="Heading_20_2" text:outline-level="2">ShotManager</text:h>
      <text:p text:style-name="Text_20_body">using UnityEngine;</text:p>
      <text:p text:style-name="Text_20_body"/>
      <text:p text:style-name="Text_20_body">public class ShotManager : MonoBehaviour</text:p>
      <text:p text:style-name="Text_20_body">{</text:p>
      <text:p text:style-name="Text_20_body"><text:s text:c="4"/>[SerializeField] private GameObject shot;</text:p>
      <text:p text:style-name="Text_20_body"><text:s text:c="4"/>private Vector3 offset0 = new Vector3(3.51f, 1.02f, 3.76f);</text:p>
      <text:p text:style-name="Text_20_body"><text:s text:c="4"/>private Vector3 offset1 = new Vector3(-3.51f, 1.02f, 3.76f);</text:p>
      <text:p text:style-name="Text_20_body"><text:s text:c="4"/>private double timer = 0;</text:p>
      <text:p text:style-name="Text_20_body"><text:s text:c="4"/>[SerializeField] private double delay = 0.2;</text:p>
      <text:p text:style-name="Text_20_body"><text:s text:c="4"/>[SerializeField] private float energyCost = 50;</text:p>
      <text:p text:style-name="Text_20_body"><text:s text:c="4"/>[SerializeField] private float shotDamage = 300;</text:p>
      <text:p text:style-name="Text_20_body"/>
      <text:p text:style-name="Text_20_body"><text:s text:c="4"/>private Shot scriptShot;</text:p>
      <text:p text:style-name="Text_20_body"><text:s text:c="4"/>private GameObject instantiateShot;</text:p>
      <text:p text:style-name="Text_20_body"/>
      <text:p text:style-name="Text_20_body"/>
      <text:p text:style-name="Text_20_body"><text:s text:c="4"/>private Rigidbody rb;</text:p>
      <text:p text:style-name="Text_20_body"><text:s text:c="4"/>private void Start()</text:p>
      <text:p text:style-name="Text_20_body"><text:s text:c="4"/>{</text:p>
      <text:p text:style-name="Text_20_body"><text:s text:c="8"/>rb = GetComponent&lt;Rigidbody&gt;();</text:p>
      <text:p text:style-name="Text_20_body"><text:s text:c="4"/>}</text:p>
      <text:p text:style-name="Text_20_body"><text:soft-page-break/></text:p>
      <text:p text:style-name="Text_20_body"><text:s text:c="4"/>private void Update()</text:p>
      <text:p text:style-name="Text_20_body"><text:s text:c="4"/>{</text:p>
      <text:p text:style-name="Text_20_body"><text:s text:c="8"/>timer += Time.deltaTime;</text:p>
      <text:p text:style-name="Text_20_body"><text:s text:c="8"/>if (KeyManager.Shoot() &amp; (timer &gt;= delay) &amp; (Variables.LeftEnergy() &gt;= energyCost))</text:p>
      <text:p text:style-name="Text_20_body"><text:s text:c="8"/>{</text:p>
      <text:p text:style-name="Text_20_body"><text:s text:c="12"/>Variables.AddEnergy(energyCost * -1);</text:p>
      <text:p text:style-name="Text_20_body"/>
      <text:p text:style-name="Text_20_body"><text:s text:c="12"/>doShoting(shot,transform.position + transform.rotation * offset0, transform.rotation,shotDamage,false,rb.velocity);</text:p>
      <text:p text:style-name="Text_20_body"><text:s text:c="12"/>doShoting(shot, transform.position + transform.rotation * offset1, transform.rotation, shotDamage, false, rb.velocity);</text:p>
      <text:p text:style-name="Text_20_body"><text:s text:c="12"/>timer = 0;</text:p>
      <text:p text:style-name="Text_20_body"><text:s text:c="8"/>}</text:p>
      <text:p text:style-name="Text_20_body"><text:s text:c="4"/>}</text:p>
      <text:p text:style-name="Text_20_body"/>
      <text:p text:style-name="Text_20_body"><text:s text:c="4"/>void doShoting(GameObject _shot, Vector3 _position, Quaternion _rotation, float _damage, bool _damagePlayer, Vector3 _SummonVelocity) {</text:p>
      <text:p text:style-name="Text_20_body"/>
      <text:p text:style-name="Text_20_body"><text:s text:c="8"/>instantiateShot = Instantiate(_shot, _position, _rotation);</text:p>
      <text:p text:style-name="Text_20_body"><text:s text:c="8"/>scriptShot = instantiateShot.gameObject.GetComponent&lt;Shot&gt;();</text:p>
      <text:p text:style-name="Text_20_body"/>
      <text:p text:style-name="Text_20_body"><text:s text:c="8"/>scriptShot.SummonVelocity = _SummonVelocity;</text:p>
      <text:p text:style-name="Text_20_body"><text:s text:c="8"/>scriptShot.damage = _damage;</text:p>
      <text:p text:style-name="Text_20_body"><text:s text:c="8"/>scriptShot.damagePlayer = _damagePlayer;</text:p>
      <text:p text:style-name="Text_20_body"/>
      <text:p text:style-name="Text_20_body"><text:s text:c="8"/>}</text:p>
      <text:p text:style-name="Text_20_body">}</text:p>
      <text:p text:style-name="Text_20_body"/>
      <text:h text:style-name="Heading_20_2" text:outline-level="2">Varables</text:h>
      <text:p text:style-name="Text_20_body">using UnityEngine;</text:p>
      <text:p text:style-name="Text_20_body">public class Variables : MonoBehaviour</text:p>
      <text:p text:style-name="Text_20_body"><text:soft-page-break/>{</text:p>
      <text:p text:style-name="Text_20_body"><text:s text:c="4"/>public static float energy = 500;</text:p>
      <text:p text:style-name="Text_20_body"><text:s text:c="4"/>public float score = 0; </text:p>
      <text:p text:style-name="Text_20_body"><text:s text:c="4"/>[SerializeField] float currentEnergy = 500;</text:p>
      <text:p text:style-name="Text_20_body"><text:s text:c="4"/>[SerializeField] private float energyShield = 500;</text:p>
      <text:p text:style-name="Text_20_body"><text:s text:c="4"/>[SerializeField] public float health = 1000;</text:p>
      <text:p text:style-name="Text_20_body"><text:s text:c="4"/>[SerializeField] private float maxEnergy = 1000;</text:p>
      <text:p text:style-name="Text_20_body"><text:s text:c="4"/>[SerializeField] private float maxEnergyShield = 1000;</text:p>
      <text:p text:style-name="Text_20_body"><text:s text:c="4"/>[SerializeField] private float maxHealth = 1000;</text:p>
      <text:p text:style-name="Text_20_body"><text:s text:c="4"/>[SerializeField] private float energyRegeneration = 100;</text:p>
      <text:p text:style-name="Text_20_body"><text:s text:c="4"/>[SerializeField] private float energyShieldRegeneration = 50;</text:p>
      <text:p text:style-name="Text_20_body"><text:s text:c="4"/>[SerializeField] private float sensitivity = 2;</text:p>
      <text:p text:style-name="Text_20_body"><text:s text:c="4"/>public static float ScrollWheel = 0;</text:p>
      <text:p text:style-name="Text_20_body"><text:s text:c="4"/>public static float shipAcceleration = 0;</text:p>
      <text:p text:style-name="Text_20_body"/>
      <text:p text:style-name="Text_20_body"><text:s text:c="4"/>private Shot shot;</text:p>
      <text:p text:style-name="Text_20_body"/>
      <text:p text:style-name="Text_20_body"><text:s text:c="4"/>private float temp;</text:p>
      <text:p text:style-name="Text_20_body"/>
      <text:p text:style-name="Text_20_body"><text:s text:c="4"/>private void Start()</text:p>
      <text:p text:style-name="Text_20_body"><text:s text:c="4"/>{</text:p>
      <text:p text:style-name="Text_20_body"><text:s text:c="8"/>health = maxHealth;</text:p>
      <text:p text:style-name="Text_20_body"><text:s text:c="4"/>}</text:p>
      <text:p text:style-name="Text_20_body"><text:s text:c="4"/>private void Update()</text:p>
      <text:p text:style-name="Text_20_body"><text:s text:c="4"/>{</text:p>
      <text:p text:style-name="Text_20_body"><text:s text:c="8"/>currentEnergy = energy;</text:p>
      <text:p text:style-name="Text_20_body"><text:s text:c="8"/></text:p>
      <text:p text:style-name="Text_20_body"><text:s text:c="8"/>energy = Regeneration(energy, maxEnergy, energyRegeneration, false);</text:p>
      <text:p text:style-name="Text_20_body"><text:s text:c="8"/>temp = Regeneration(energyShield, maxEnergyShield, energyShieldRegeneration, true) - energyShield;</text:p>
      <text:p text:style-name="Text_20_body"><text:s text:c="8"/>if (Variables.LeftEnergy() &gt;= temp)</text:p>
      <text:p text:style-name="Text_20_body"><text:s text:c="8"/>{</text:p>
      <text:p text:style-name="Text_20_body"><text:soft-page-break/><text:s text:c="12"/>Variables.AddEnergy(temp * -1);</text:p>
      <text:p text:style-name="Text_20_body"><text:s text:c="12"/>energyShield += temp;</text:p>
      <text:p text:style-name="Text_20_body"><text:s text:c="8"/>}</text:p>
      <text:p text:style-name="Text_20_body"/>
      <text:p text:style-name="Text_20_body"/>
      <text:p text:style-name="Text_20_body"><text:s text:c="8"/>ScrollWheel += Input.GetAxis("Mouse ScrollWheel") * sensitivity;</text:p>
      <text:p text:style-name="Text_20_body"><text:s text:c="8"/>shipAcceleration = ScrollWheel;</text:p>
      <text:p text:style-name="Text_20_body"/>
      <text:p text:style-name="Text_20_body"><text:s text:c="8"/>Bars.SetSize(health / maxHealth, energy / maxEnergy, energyShield / maxEnergyShield);</text:p>
      <text:p text:style-name="Text_20_body"><text:s text:c="4"/>}</text:p>
      <text:p text:style-name="Text_20_body"><text:s text:c="4"/>private float Regeneration(float n, float max, float reg, bool minusEnergie)</text:p>
      <text:p text:style-name="Text_20_body"><text:s text:c="4"/>{</text:p>
      <text:p text:style-name="Text_20_body"><text:s text:c="8"/>float dif;</text:p>
      <text:p text:style-name="Text_20_body"><text:s text:c="8"/>dif = 0;</text:p>
      <text:p text:style-name="Text_20_body"><text:s text:c="8"/>if (n != max)</text:p>
      <text:p text:style-name="Text_20_body"><text:s text:c="8"/>{</text:p>
      <text:p text:style-name="Text_20_body"><text:s text:c="12"/>if (n + reg * Time.deltaTime &gt; max)</text:p>
      <text:p text:style-name="Text_20_body"><text:s text:c="12"/>{</text:p>
      <text:p text:style-name="Text_20_body"><text:s text:c="16"/>dif = max - n;</text:p>
      <text:p text:style-name="Text_20_body"><text:s text:c="12"/>}</text:p>
      <text:p text:style-name="Text_20_body"><text:s text:c="12"/>else</text:p>
      <text:p text:style-name="Text_20_body"><text:s text:c="12"/>{</text:p>
      <text:p text:style-name="Text_20_body"><text:s text:c="16"/>dif = reg * Time.deltaTime;</text:p>
      <text:p text:style-name="Text_20_body"><text:s text:c="12"/>}</text:p>
      <text:p text:style-name="Text_20_body"><text:s text:c="8"/>}</text:p>
      <text:p text:style-name="Text_20_body"><text:s text:c="8"/>n = n + dif;</text:p>
      <text:p text:style-name="Text_20_body"><text:s text:c="8"/>return n;</text:p>
      <text:p text:style-name="Text_20_body"><text:s text:c="4"/>}</text:p>
      <text:p text:style-name="Text_20_body"><text:s text:c="4"/>public static float LeftEnergy()</text:p>
      <text:p text:style-name="Text_20_body"><text:s text:c="4"/>{</text:p>
      <text:p text:style-name="Text_20_body"><text:s text:c="8"/>return energy;</text:p>
      <text:p text:style-name="Text_20_body"><text:s text:c="4"/>}</text:p>
      <text:p text:style-name="Text_20_body"><text:soft-page-break/><text:s text:c="4"/>public static void AddEnergy(float e)</text:p>
      <text:p text:style-name="Text_20_body"><text:s text:c="4"/>{</text:p>
      <text:p text:style-name="Text_20_body"><text:s text:c="8"/>energy += e;</text:p>
      <text:p text:style-name="Text_20_body"><text:s text:c="4"/>}</text:p>
      <text:p text:style-name="Text_20_body"/>
      <text:p text:style-name="Text_20_body"><text:s text:c="4"/>private void OnCollisionEnter(Collision col)</text:p>
      <text:p text:style-name="Text_20_body"><text:s text:c="4"/>{</text:p>
      <text:p text:style-name="Text_20_body"><text:s text:c="8"/>if (col.gameObject.tag == "Shot")</text:p>
      <text:p text:style-name="Text_20_body"><text:s text:c="8"/>{</text:p>
      <text:p text:style-name="Text_20_body"><text:s text:c="12"/>shot = col.gameObject.GetComponent&lt;Shot&gt;();</text:p>
      <text:p text:style-name="Text_20_body"><text:s text:c="12"/>if (shot.damagePlayer) </text:p>
      <text:p text:style-name="Text_20_body"><text:s text:c="12"/>{</text:p>
      <text:p text:style-name="Text_20_body"><text:s text:c="16"/>health -= shot.damage;</text:p>
      <text:p text:style-name="Text_20_body"><text:s text:c="16"/>Destroy(col.gameObject);</text:p>
      <text:p text:style-name="Text_20_body"><text:s text:c="12"/>}</text:p>
      <text:p text:style-name="Text_20_body"><text:s text:c="8"/>}</text:p>
      <text:p text:style-name="Text_20_body"><text:s text:c="4"/>}</text:p>
      <text:p text:style-name="Text_20_body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05T23:54:54.246000000</dc:date>
    <meta:editing-duration>PT6M24S</meta:editing-duration>
    <meta:editing-cycles>1</meta:editing-cycles>
    <meta:document-statistic meta:table-count="0" meta:image-count="0" meta:object-count="0" meta:page-count="13" meta:paragraph-count="363" meta:word-count="1156" meta:character-count="11251" meta:non-whitespace-character-count="8138"/>
    <meta:generator>LibreOffice/6.3.3.2$Windows_X86_64 LibreOffice_project/a64200df03143b798afd1ec74a12ab50359878ed</meta:generator>
  </office:meta>
</office:document-meta>
</file>